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officeooo:paragraph-rsid="0020e0c8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 officeooo:rsid="0020e0c8" officeooo:paragraph-rsid="0020e0c8"/>
    </style:style>
    <style:style style:name="P6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 officeooo:rsid="0020e0c8" officeooo:paragraph-rsid="0020e0c8"/>
    </style:style>
    <style:style style:name="T1" style:family="text">
      <style:text-properties fo:font-style="normal" fo:font-weight="normal" officeooo:rsid="0020e0c8"/>
    </style:style>
    <style:style style:name="T2" style:family="text">
      <style:text-properties fo:font-style="normal" fo:font-weight="bold" officeooo:rsid="0022d3d2" style:font-weight-asian="bold" style:font-weight-complex="bold"/>
    </style:style>
    <style:style style:name="T3" style:family="text">
      <style:text-properties officeooo:rsid="0020e0c8"/>
    </style:style>
    <style:style style:name="T4" style:family="text">
      <style:text-properties fo:font-weight="bold" officeooo:rsid="0022d3d2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518525505665_68"/>man(<text:span text:style-name="T3">IOS</text:span>) <text:s text:c="19"/><text:span text:style-name="T3">Specification Document</text:span> <text:s text:c="21"/>man(SEO)</text:p>
      <text:p text:style-name="P2"/>
      <text:p text:style-name="P2"/>
      <text:p text:style-name="P2"/>
      <text:p text:style-name="P5">NAME</text:p>
      <text:p text:style-name="P4"><text:s text:c="7"/><text:span text:style-name="T1">ls - list directory contents</text:span></text:p>
      <text:p text:style-name="P2"/>
      <text:p text:style-name="P5">SYNOPSIS</text:p>
      <text:p text:style-name="P4"><text:s text:c="7"/><text:span text:style-name="T1">ls [OPTION]... [FILE]...</text:span></text:p>
      <text:p text:style-name="P2"/>
      <text:p text:style-name="P5">DESCRIPTION</text:p>
      <text:p text:style-name="P4"><text:s text:c="7"/><text:span text:style-name="T1">List <text:s/>information <text:s/>about <text:s/>the FILEs (the current directory by default).</text:span></text:p>
      <text:p text:style-name="P5"><text:s text:c="7"/>Sort entries alphabetically if none of -cftuvSUX nor --sort <text:s/>is <text:s/>speci‐</text:p>
      <text:p text:style-name="P5"><text:s text:c="7"/>fied.</text:p>
      <text:p text:style-name="P5"/>
      <text:p text:style-name="P5"><text:s text:c="7"/>Mandatory <text:s/>arguments <text:s/>to <text:s/>long <text:s/>options are mandatory for short options</text:p>
      <text:p text:style-name="P5"><text:s text:c="7"/>too.</text:p>
      <text:p text:style-name="P5"/>
      <text:p text:style-name="P5"><text:s text:c="7"/>-a, --all</text:p>
      <text:p text:style-name="P5"><text:s text:c="14"/>do not ignore entries starting with.</text:p>
      <text:p text:style-name="P5"><text:tab/><text:span text:style-name="T4">Add here how this code is related to what we have learned in class</text:span></text:p>
      <text:p text:style-name="P2"/>
      <text:p text:style-name="P5">SEE ALSO</text:p>
      <text:p text:style-name="P3"><text:s text:c="7"/><text:span text:style-name="T1">write down here other related commands or system calls</text:span></text:p>
      <text:p text:style-name="P2"/>
      <text:p text:style-name="P5">REPORTING BUGS</text:p>
      <text:p text:style-name="P4"><text:s text:c="7"/><text:span text:style-name="T1">write down here error that you have detected in your program and you can not correct. For example if you can not guarantee the answer when the argumen is a number. </text:span><text:span text:style-name="T2">Do not report errors that have been considered in error control.</text:span></text:p>
      <text:p text:style-name="P2"/>
      <text:p text:style-name="P5">AUTHOR</text:p>
      <text:p text:style-name="P4"><text:tab/> <text:s/><text:span text:style-name="T1">Written by Richard M. Stallman and David MacKenzi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3:38:50.828376772</meta:creation-date>
    <dc:date>2021-02-24T12:00:20.849067641</dc:date>
    <meta:editing-duration>PT15M4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36" meta:character-count="937" meta:non-whitespace-character-count="686"/>
  </office:meta>
</office:document-meta>
</file>